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6.07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Arial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MPG bonu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Bonus disponi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PG Stats : API dans le noeud timeline </text:p>
          </table:table-cell>
          <table:table-cell table:number-columns-repeated="1023"/>
        </table:table-row>
        <table:table-row table:style-name="ro1">
          <table:table-cell office:value-type="string">
            <text:p>Le b ce sont les bonus utilisés par le joueur dans la journée dans l'ordre à partir de 0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Indice</text:p>
          </table:table-cell>
          <table:table-cell table:style-name="ce4" office:value-type="string">
            <text:p>Nom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0">
            <text:p>0</text:p>
          </table:table-cell>
          <table:table-cell table:style-name="ce5" office:value-type="string">
            <text:p>Capitain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Valis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mc do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Suarez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string">
            <text:p>Zahia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string">
            <text:p>Miroir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Chapr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6" office:value-type="string">
            <text:p>Tonton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4 défenseurs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5 défenseu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6" office:value-type="string">
            <text:p>Deca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6" office:value-type="string">
            <text:p>Cheat code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nus ligue" table:style-name="ta1" table:print="false"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12" table:default-cell-style-name="ce11"/>
        <table:table-row table:style-name="ro2">
          <table:table-cell table:style-name="ce7" office:value-type="string" table:number-columns-spanned="16" table:number-rows-spanned="1">
            <text:p>BONUS UTILISES</text:p>
          </table:table-cell>
          <table:covered-table-cell table:number-columns-repeated="15" table:style-name="Default"/>
        </table:table-row>
        <table:table-row table:style-name="ro1">
          <table:table-cell table:style-name="ce8"/>
          <table:table-cell table:style-name="Default" table:number-columns-repeated="15"/>
        </table:table-row>
        <table:table-row table:style-name="ro1">
          <table:table-cell table:style-name="ce8"/>
          <table:table-cell table:style-name="Default"/>
          <table:table-cell table:style-name="ce12" office:value-type="string" table:number-columns-spanned="14" table:number-rows-spanned="1">
            <text:p>Journées</text:p>
          </table:table-cell>
          <table:covered-table-cell table:number-columns-repeated="13" table:style-name="Default"/>
        </table:table-row>
        <table:table-row table:style-name="ro1">
          <table:table-cell table:style-name="ce9" office:value-type="string" table:number-columns-spanned="2" table:number-rows-spanned="1">
            <text:p>Joueur</text:p>
          </table:table-cell>
          <table:covered-table-cell table:style-name="ce10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</table:table-row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nom</text:p>
          </table:table-cell>
          <table:table-cell table:number-columns-repeated="14"/>
        </table:table-row>
        <table:table-row table:style-name="ro1">
          <table:table-cell office:value-type="string">
            <text:p>mpg_team_PNAL4RJN_9_1_1</text:p>
          </table:table-cell>
          <table:table-cell office:value-type="string">
            <text:p>Marmottes FC</text:p>
          </table:table-cell>
          <table:table-cell/>
          <table:table-cell office:value-type="string">
            <text:p>4 - Decat'</text:p>
          </table:table-cell>
          <table:table-cell office:value-type="string">
            <text:p>McDo+</text:p>
          </table:table-cell>
          <table:table-cell table:number-columns-repeated="11"/>
        </table:table-row>
        <table:table-row table:style-name="ro1">
          <table:table-cell office:value-type="string">
            <text:p>mpg_team_PNAL4RJN_9_1_4</text:p>
          </table:table-cell>
          <table:table-cell office:value-type="string">
            <text:p>Uber Git</text:p>
          </table:table-cell>
          <table:table-cell office:value-type="string">
            <text:p>Zahia</text:p>
          </table:table-cell>
          <table:table-cell office:value-type="string">
            <text:p>McDo+</text:p>
          </table:table-cell>
          <table:table-cell office:value-type="string">
            <text:p>Tonton Pat</text:p>
          </table:table-cell>
          <table:table-cell table:number-columns-repeated="11"/>
        </table:table-row>
        <table:table-row table:style-name="ro1">
          <table:table-cell office:value-type="string">
            <text:p>mpg_team_PNAL4RJN_9_1_3</text:p>
          </table:table-cell>
          <table:table-cell office:value-type="string">
            <text:p>Inter OP</text:p>
          </table:table-cell>
          <table:table-cell table:number-columns-repeated="14"/>
        </table:table-row>
        <table:table-row table:style-name="ro1">
          <table:table-cell office:value-type="string">
            <text:p>mpg_team_PNAL4RJN_9_1_0</text:p>
          </table:table-cell>
          <table:table-cell office:value-type="string">
            <text:p>Racing Cocon Fort</text:p>
          </table:table-cell>
          <table:table-cell office:value-type="string">
            <text:p>McDo+</text:p>
          </table:table-cell>
          <table:table-cell office:value-type="string">
            <text:p>Zahia</text:p>
          </table:table-cell>
          <table:table-cell table:number-columns-repeated="12"/>
        </table:table-row>
        <table:table-row table:style-name="ro1">
          <table:table-cell office:value-type="string">
            <text:p>mpg_team_PNAL4RJN_9_1_5</text:p>
          </table:table-cell>
          <table:table-cell office:value-type="string">
            <text:p>Connect R 7</text:p>
          </table:table-cell>
          <table:table-cell office:value-type="string">
            <text:p>Tonton Pat</text:p>
          </table:table-cell>
          <table:table-cell office:value-type="string">
            <text:p>Cheat Code 18-26</text:p>
          </table:table-cell>
          <table:table-cell office:value-type="string">
            <text:p>McDo+</text:p>
          </table:table-cell>
          <table:table-cell table:number-columns-repeated="11"/>
        </table:table-row>
        <table:table-row table:style-name="ro1">
          <table:table-cell office:value-type="string">
            <text:p>mpg_team_PNAL4RJN_9_1_2</text:p>
          </table:table-cell>
          <table:table-cell office:value-type="string">
            <text:p>Automatique FC</text:p>
          </table:table-cell>
          <table:table-cell office:value-type="string">
            <text:p>McDo+</text:p>
          </table:table-cell>
          <table:table-cell table:number-columns-repeated="13"/>
        </table:table-row>
        <table:table-row table:style-name="ro1">
          <table:table-cell office:value-type="string">
            <text:p>mpg_team_PNAL4RJN_9_1_6</text:p>
          </table:table-cell>
          <table:table-cell office:value-type="string">
            <text:p>Olympique QTF</text:p>
          </table:table-cell>
          <table:table-cell/>
          <table:table-cell office:value-type="string">
            <text:p>Tonton Pat</text:p>
          </table:table-cell>
          <table:table-cell table:number-columns-repeated="12"/>
        </table:table-row>
        <table:table-row table:style-name="ro1">
          <table:table-cell office:value-type="string">
            <text:p>mpg_team_PNAL4RJN_9_1_7</text:p>
          </table:table-cell>
          <table:table-cell office:value-type="string">
            <text:p>Roazhon FC</text:p>
          </table:table-cell>
          <table:table-cell/>
          <table:table-cell office:value-type="string">
            <text:p>McDo+</text:p>
          </table:table-cell>
          <table:table-cell table:number-columns-repeated="12"/>
        </table:table-row>
        <table:table-row table:style-name="ro1" table:number-rows-repeated="3">
          <table:table-cell table:style-name="Default" table:number-columns-repeated="16"/>
        </table:table-row>
        <table:table-row table:style-name="ro2">
          <table:table-cell table:style-name="ce7" office:value-type="string" table:number-columns-spanned="16" table:number-rows-spanned="1">
            <text:p>BONUS SUBIS</text:p>
          </table:table-cell>
          <table:covered-table-cell table:number-columns-repeated="15"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8"/>
          <table:table-cell table:style-name="Default"/>
          <table:table-cell table:style-name="ce12" office:value-type="string" table:number-columns-spanned="14" table:number-rows-spanned="1">
            <text:p>Journées</text:p>
          </table:table-cell>
          <table:covered-table-cell table:number-columns-repeated="13" table:style-name="Default"/>
        </table:table-row>
        <table:table-row table:style-name="ro1">
          <table:table-cell table:style-name="ce9" office:value-type="string" table:number-columns-spanned="2" table:number-rows-spanned="1">
            <text:p>Joueur</text:p>
          </table:table-cell>
          <table:covered-table-cell table:style-name="ce10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</table:table-row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nom</text:p>
          </table:table-cell>
          <table:table-cell table:number-columns-repeated="14"/>
        </table:table-row>
        <table:table-row table:style-name="ro1">
          <table:table-cell office:value-type="string">
            <text:p>mpg_team_PNAL4RJN_9_1_1</text:p>
          </table:table-cell>
          <table:table-cell office:value-type="string">
            <text:p>Marmottes FC</text:p>
          </table:table-cell>
          <table:table-cell table:number-columns-repeated="2" office:value-type="string">
            <text:p>Zahia</text:p>
          </table:table-cell>
          <table:table-cell table:number-columns-repeated="12"/>
        </table:table-row>
        <table:table-row table:style-name="ro1">
          <table:table-cell office:value-type="string">
            <text:p>mpg_team_PNAL4RJN_9_1_4</text:p>
          </table:table-cell>
          <table:table-cell office:value-type="string">
            <text:p>Uber Git</text:p>
          </table:table-cell>
          <table:table-cell/>
          <table:table-cell table:number-columns-repeated="2" office:value-type="string">
            <text:p>McDo+</text:p>
          </table:table-cell>
          <table:table-cell table:number-columns-repeated="11"/>
        </table:table-row>
        <table:table-row table:style-name="ro1">
          <table:table-cell office:value-type="string">
            <text:p>mpg_team_PNAL4RJN_9_1_3</text:p>
          </table:table-cell>
          <table:table-cell office:value-type="string">
            <text:p>Inter OP</text:p>
          </table:table-cell>
          <table:table-cell office:value-type="string">
            <text:p>McDo+</text:p>
          </table:table-cell>
          <table:table-cell/>
          <table:table-cell office:value-type="string">
            <text:p>McDo+</text:p>
          </table:table-cell>
          <table:table-cell table:number-columns-repeated="11"/>
        </table:table-row>
        <table:table-row table:style-name="ro1">
          <table:table-cell office:value-type="string">
            <text:p>mpg_team_PNAL4RJN_9_1_0</text:p>
          </table:table-cell>
          <table:table-cell office:value-type="string">
            <text:p>Racing Cocon Fort</text:p>
          </table:table-cell>
          <table:table-cell/>
          <table:table-cell office:value-type="string">
            <text:p>4 - Decat'</text:p>
          </table:table-cell>
          <table:table-cell table:number-columns-repeated="12"/>
        </table:table-row>
        <table:table-row table:style-name="ro1">
          <table:table-cell office:value-type="string">
            <text:p>mpg_team_PNAL4RJN_9_1_5</text:p>
          </table:table-cell>
          <table:table-cell office:value-type="string">
            <text:p>Connect R 7</text:p>
          </table:table-cell>
          <table:table-cell office:value-type="string">
            <text:p>McDo+</text:p>
          </table:table-cell>
          <table:table-cell table:number-columns-repeated="2" office:value-type="string">
            <text:p>Tonton Pat</text:p>
          </table:table-cell>
          <table:table-cell table:number-columns-repeated="11"/>
        </table:table-row>
        <table:table-row table:style-name="ro1">
          <table:table-cell office:value-type="string">
            <text:p>mpg_team_PNAL4RJN_9_1_2</text:p>
          </table:table-cell>
          <table:table-cell office:value-type="string">
            <text:p>Automatique FC</text:p>
          </table:table-cell>
          <table:table-cell office:value-type="string">
            <text:p>Tonton Pat</text:p>
          </table:table-cell>
          <table:table-cell table:number-columns-repeated="13"/>
        </table:table-row>
        <table:table-row table:style-name="ro1">
          <table:table-cell office:value-type="string">
            <text:p>mpg_team_PNAL4RJN_9_1_6</text:p>
          </table:table-cell>
          <table:table-cell office:value-type="string">
            <text:p>Olympique QTF</text:p>
          </table:table-cell>
          <table:table-cell/>
          <table:table-cell office:value-type="string">
            <text:p>Cheat Code 18-26</text:p>
          </table:table-cell>
          <table:table-cell table:number-columns-repeated="12"/>
        </table:table-row>
        <table:table-row table:style-name="ro1">
          <table:table-cell office:value-type="string">
            <text:p>mpg_team_PNAL4RJN_9_1_7</text:p>
          </table:table-cell>
          <table:table-cell office:value-type="string">
            <text:p>Roazhon FC</text:p>
          </table:table-cell>
          <table:table-cell/>
          <table:table-cell office:value-type="string">
            <text:p>McDo+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4">04/10/2025</text:date>, <text:time>15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42S</meta:editing-duration>
    <meta:editing-cycles>15</meta:editing-cycles>
    <meta:generator>OpenOffice/4.1.15$Win32 OpenOffice.org_project/4115m2$Build-9813</meta:generator>
    <dc:date>2025-10-04T15:22:23.56</dc:date>
    <meta:document-statistic meta:table-count="2" meta:cell-count="125" meta:object-count="0"/>
    <meta:user-defined meta:name="Info 1"/>
    <meta:user-defined meta:name="Info 2"/>
    <meta:user-defined meta:name="Info 3"/>
    <meta:user-defined meta:name="Info 4"/>
  </office:meta>
</office:document-meta>
</file>